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5-09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5-08-28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5-07-1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5-06-26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5-05-0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5-04-23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5-03-1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5-01-2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12-0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11-2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10-1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09-2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08-0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07-1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06-0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05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04-0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03-22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02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4-01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12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11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10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09-21 0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08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07-1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06-1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05-0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04-0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03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02-0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3-01-10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12-14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11-2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10-2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09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09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07-2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06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05-1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04-2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03-16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02-1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2-01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12-16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11-16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10-1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09-14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08-1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07-1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07-02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05-1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04-2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03-1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02-0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1-01-1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12-09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11-2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10-0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09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08-1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07-2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06-2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05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04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03-2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02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20-01-22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12-1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12-1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11-2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10-1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09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08-20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07-2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06-1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05-2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04-23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03-1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02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9-01-1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8-12-0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8-11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8-10-24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8-09-1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8-08-0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8-06-2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8-04-1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8-03-1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8-02-1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7-12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7-08-1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7-07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7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7-05-2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7-04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7-03-2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7-02-0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7-01-11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12-1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11-17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10-13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09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08-25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07-1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06-1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05-1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04-28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03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02-0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6-01-2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12-0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11-1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10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09-0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08-26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07-0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06-1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05-0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03-1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02-1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5-01-0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12-11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11-13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10-1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09-0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08-0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07-1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06-1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05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05-1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04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03-1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4-01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3-11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3-09-1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3-08-2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3-07-16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3-06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3-05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3-04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3-03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3-02-2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2-12-1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2-10-1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2-09-1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2-08-2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2-07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2-06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2-05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2-04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2-03-2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2-02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2-01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1-12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1-11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1-10-27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1-09-0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1-08-1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1-07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1-07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1-06-0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1-05-1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1-04-2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1-02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0-12-2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0-10-2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0-09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0-06-3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0-05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0-04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0-03-2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0-02-1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10-01-2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9-12-0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9-11-2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9-10-0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9-09-0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9-08-0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9-06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9-05-1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9-04-1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9-03-1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9-02-1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9-01-2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8-12-1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8-09-0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8-07-1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8-05-0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8-04-1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8-03-1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8-02-0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8-01-0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7-11-0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7-09-12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7-07-10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7-06-06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7-05-10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7-04-11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7-03-20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7-02-08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7-01-12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12-13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11-15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10-0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09-0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08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07-1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06-23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05-04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04-25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03-09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02-02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6-01-19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12-08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11-10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10-06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09-13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08-04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07-20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06-02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05-05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04-0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03-03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02-17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5-01-20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12-03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11-0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10-08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09-10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08-12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07-15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06-24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05-26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04-22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03-04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02-12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4-01-15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3-12-11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3-11-06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3-10-02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2003-08-14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103067042500</text:p>
          </table:table-cell>
          <table:table-cell office:value-type="string" calcext:value-type="string">
            <text:p>PIEZOMETER LAJAS EXPERIMENTAL STATION LAJAS, PR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18" meta:object-count="0"/>
    <meta:user-defined meta:name="AppVersion">3.0</meta:user-defined>
  </office:meta>
</office:document-meta>
</file>